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style:font-name="Calibri" fo:language="fr" fo:country="FR"/>
    </style:style>
    <style:style style:name="P2" style:family="paragraph" style:parent-style-name="Heading_20_3">
      <style:text-properties style:font-name="Calibri" fo:language="fr" fo:country="FR"/>
    </style:style>
    <style:style style:name="P3" style:family="paragraph" style:parent-style-name="Preformatted_20_Text">
      <style:text-properties style:font-name="Calibri" fo:language="fr" fo:country="FR"/>
    </style:style>
    <style:style style:name="P4" style:family="paragraph" style:parent-style-name="Preformatted_20_Text">
      <style:paragraph-properties fo:margin-top="0cm" fo:margin-bottom="0.499cm" loext:contextual-spacing="false"/>
      <style:text-properties style:font-name="Calibri" fo:language="fr" fo:country="FR"/>
    </style:style>
    <style:style style:name="P5" style:family="paragraph" style:parent-style-name="Standard">
      <style:text-properties style:font-name="Calibri" fo:language="fr" fo:country="FR"/>
    </style:style>
    <style:style style:name="P6" style:family="paragraph" style:parent-style-name="Text_20_body">
      <style:text-properties style:font-name="Calibri" fo:language="fr" fo:country="FR"/>
    </style:style>
    <style:style style:name="T1" style:family="text">
      <style:text-properties fo:font-style="italic"/>
    </style:style>
    <style:style style:name="T2" style:family="text">
      <style:text-properties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Multiplication_par_des_petits_nombres"/>Multiplication par des petits nombres</text:h>
      <text:h text:style-name="P2" text:outline-level="3"><text:bookmark text:name="Multiplication_par_3"/>Multiplication par 3</text:h>
      <text:p text:style-name="P6">Règle : <text:span text:style-name="T1">Soustraire le dernier chiffre de 10, le multiplier par deux et ajouter 5 s'il est impair.</text:span> Soustraire les autres de 9, multiplier par deux puis ajouter la moitié du voisin de droite et enfin ajouter 5 si le chiffre est impair. Quand on a terminé les chiffres du multiplicande, on écrit devant la moitié du chiffre de gauche moins 2. </text:p>
      <text:p text:style-name="P6">Exemple 1 : 5314 x 3 = ? </text:p>
      <text:p text:style-name="P3">(10 - 4) * 2 = 12 ⇒ j'écris <text:span text:style-name="T2">2</text:span> au produit et je retiens 1</text:p>
      <text:p text:style-name="P3">(9 - 1) * 2 + (4 / 2) + 5 (car 1 est impair) + 1 de retenue = 24 ⇒ <text:span text:style-name="T2">4</text:span> et retenue de 2</text:p>
      <text:p text:style-name="P3">(9 - 3) * 2 + (1 / 2) + 5 (car 3 est impair) + 2 (de retenue) = 19 ⇒ <text:span text:style-name="T2">9</text:span> et retenue de 1</text:p>
      <text:p text:style-name="P3">(9 - 5) * 2 + (3 / 2) + 5 (car 5 est impair) + 1 (de retenue) = 15 ⇒ <text:span text:style-name="T2">5</text:span> et 1 de retenue</text:p>
      <text:p text:style-name="P3">(5 / 2) - 2 + 1 (de retenue) = <text:span text:style-name="T2">1</text:span></text:p>
      <text:p text:style-name="P4">résultat de 15942</text:p>
      <text:p text:style-name="P6">Exemple 2 : 3267 x 3 = ? </text:p>
      <text:p text:style-name="P3">(10 - 7) * 2 + 5 (car 7 est impair) = 11 ⇒ <text:span text:style-name="T2">1</text:span> et retenue de 1</text:p>
      <text:p text:style-name="P3">(9 - 6) * 2 + (7 / 2) + 1 (de retenue) = 10 ⇒ <text:span text:style-name="T2">0</text:span> et retenue de 1</text:p>
      <text:p text:style-name="P3">(9 - 2) * 2 + (6 / 2) + 1 (de retenue) = 18 ⇒ <text:span text:style-name="T2">8</text:span> et retenue de 1</text:p>
      <text:p text:style-name="P3">(9 - 3) * 2 + (2 / 2) + 5 (car 3 est impair) + 1 (de retenue) = 19 ⇒ <text:span text:style-name="T2">9</text:span> et 1 de retenue</text:p>
      <text:p text:style-name="P3">(3 / 2) - 2 + 1 (de retenue) = <text:span text:style-name="T2">0</text:span></text:p>
      <text:p text:style-name="P4">résultat de 9801</text:p>
      <text:p text:style-name="P6">Exemple 3 : 189 x 3 = ? </text:p>
      <text:p text:style-name="P3">(10 - 9) * 2 + 5 (car 9 est impair) = 7 <text:s/>j'écris <text:span text:style-name="T2">7</text:span> (pas de retenue)</text:p>
      <text:p text:style-name="P3">(9 - 8) * 2 + (9 / 2) = 6 <text:s/>j'écris <text:span text:style-name="T2">6</text:span> (toujours pas de retenue)</text:p>
      <text:p text:style-name="P3">(9 - 1) * 2 + (8 / 2) + 5 (car 1 est impair) = 25 j'écris <text:span text:style-name="T2">5</text:span>, je retiens 2</text:p>
      <text:p text:style-name="P3">(1 / 2) - 2 + 2 (de retenue) = et nous avons pour finir <text:span text:style-name="T2">0</text:span></text:p>
      <text:p text:style-name="P4">résultat de 0567 soit 567</text:p>
      <text:h text:style-name="P2" text:outline-level="3"><text:bookmark text:name="Multiplication_par_4"/>Multiplication par 4</text:h>
      <text:p text:style-name="P6">Règle : <text:span text:style-name="T1">Soustraire le dernier chiffre de 10 et ajouter 5 s'il est impair. Soustraire les autres de 9 et ajouter la moitié du voisin de droite et ajouter 5 si le chiffre est impair. Prendre la moitié du chiffre de gauche moins 1.</text:span> </text:p>
      <text:p text:style-name="P6">Exemple 1 : 5314 x 4 = ? </text:p>
      <text:p text:style-name="P3">(10 - 4) =<text:span text:style-name="T2">6</text:span> </text:p>
      <text:p text:style-name="P3">(9 - 1) + (4 / 2) + 5 (car 1 est impair) = 15 ⇒ <text:span text:style-name="T2">5</text:span> et retenue de 1</text:p>
      <text:p text:style-name="P3">(9 - 3) + (1 / 2) + 5 (car 3 est impair) + 1 (de retenue) = 12 ⇒ <text:span text:style-name="T2">2</text:span> et retenue de 1</text:p>
      <text:p text:style-name="P3">(9 - 5) + (3 / 2) + 5 (car 5 est impair) + 1 (de retenue) = 11 ⇒ <text:span text:style-name="T2">1</text:span> et 1 de retenue</text:p>
      <text:p text:style-name="P3">(5 / 2) - 1 + 1 (de retenue) = <text:span text:style-name="T2">2</text:span></text:p>
      <text:p text:style-name="P4">résultat de 21256</text:p>
      <text:p text:style-name="P6"><text:soft-page-break/>Exemple 2 : 3267 x 4 = ? </text:p>
      <text:p text:style-name="P3">(10 - 7) + 5 (car 7 est impair) = <text:span text:style-name="T2">8</text:span> </text:p>
      <text:p text:style-name="P3">(9 - 6) + (7 / 2) = <text:span text:style-name="T2">6</text:span> </text:p>
      <text:p text:style-name="P3">(9 - 2) + (6 / 2) = 10 ⇒ <text:span text:style-name="T2">0</text:span> et retenue de 1</text:p>
      <text:p text:style-name="P3">(9 - 3) + (2 / 2) + 5 (car 3 est impair) + 1 (de retenue) = 13 ⇒ <text:span text:style-name="T2">3</text:span> et 1 de retenue</text:p>
      <text:p text:style-name="P3">(3 / 2) - 1 + 1 (de retenue) = <text:span text:style-name="T2">1</text:span></text:p>
      <text:p text:style-name="P4">résultat de 13068</text:p>
      <text:h text:style-name="P2" text:outline-level="3"><text:bookmark text:name="Multiplication_par_5"/>Multiplication par 5</text:h>
      <text:p text:style-name="P6">Règle : <text:span text:style-name="T1">La moitié du voisin de droite, + 5 si le chiffre est impair.</text:span> </text:p>
      <text:p text:style-name="P6">Énoncée d'une manière différente : <text:span text:style-name="T1">Chaque chiffre du produit est égal à la moitié du voisin de droite du chiffre du multiplicande occupant la même position, augmenté de 5 si ce dernier est impair.</text:span> </text:p>
      <text:p text:style-name="P6">Exemple 1 : 413 x 5 = 2065 </text:p>
      <text:p text:style-name="P3">4 : 2 = 2</text:p>
      <text:p text:style-name="P3">1 : 2 = 0 </text:p>
      <text:p text:style-name="P3">3 : 2 = 1 + 5 (car "3" est le voisin de droite de "1" qui est impair) = 6</text:p>
      <text:p text:style-name="P4">Recopier 5 (car le multiplicande est impair)</text:p>
      <text:p text:style-name="P6">Exemple 2 : 812 x 5 = 4060 </text:p>
      <text:p text:style-name="P3">8 : 2 = 4</text:p>
      <text:p text:style-name="P3">1 : 2 = 0 </text:p>
      <text:p text:style-name="P3">2 : 2 = 1 + 5 (car "2" est le voisin de droite de "1" qui est impair) = 6</text:p>
      <text:p text:style-name="P4">Recopier 0 (car le multiplicande est pair)</text:p>
      <text:p text:style-name="P6">Exemple 3 : 5036 x 5 = ? </text:p>
      <text:p text:style-name="P3">5 : 2 = 2</text:p>
      <text:p text:style-name="P3">0 : 2 = 0 + 5 (car "0" est le voisin de droite de "5" qui est impair) = 5</text:p>
      <text:p text:style-name="P3">3 : 2 = 1 </text:p>
      <text:p text:style-name="P3">6 : 2 = 3 + 5 (car "6" est le voisin de droite de "3" qui est impair) = 8</text:p>
      <text:p text:style-name="P3">Recopier 0 (car le multiplicande est pair)</text:p>
      <text:p text:style-name="P4">Résultat : 25180</text:p>
      <text:h text:style-name="P2" text:outline-level="3"><text:bookmark text:name="Multiplication_par_6"/>Multiplication par 6</text:h>
      <text:p text:style-name="P6">Règle : <text:span text:style-name="T1">Ajouter la moitié du voisin de droite à chaque chiffre, plus 5 si le chiffre est impair et l'éventuelle retenue du rang immédiatement inférieur.</text:span> </text:p>
      <text:p text:style-name="P6">Exemple 1 : 5314 x 6 = ? </text:p>
      <text:p text:style-name="P3">On commence par rajouter un 0 à gauche de 5314 ⇒ 05314 (remarque nº 4)</text:p>
      <text:p text:style-name="P3">On commence par la droite (remarque nº 3)</text:p>
      <text:p text:style-name="P3">4 (n'a pas de voisin de droite) ⇒ <text:span text:style-name="T2">4</text:span></text:p>
      <text:p text:style-name="P3">1 + (4 : 2) + 5 (car "1" est impair) = <text:span text:style-name="T2">8</text:span></text:p>
      <text:p text:style-name="P3">3 + (1 : 2) + 5 (car "3" est impair) = <text:span text:style-name="T2">8</text:span> </text:p>
      <text:p text:style-name="P3">5 + (3 : 2) + 5 (car "5" est impair) = 11 ⇒ <text:span text:style-name="T2">1</text:span> et retenue de 1</text:p>
      <text:p text:style-name="P3">0 + (5 : 2) + 1 (retenue précédente) = <text:span text:style-name="T2">3</text:span></text:p>
      <text:p text:style-name="P4"><text:soft-page-break/>résultat de 31884</text:p>
      <text:p text:style-name="P6">Exemple 2 : 3267 x 6 = ? </text:p>
      <text:p text:style-name="P3">On rajoute un 0 à gauche de 3267 ⇒ 03267 (remarque nº 4)</text:p>
      <text:p text:style-name="P3">7 (n'a pas de voisin de droite) + 5 (car "7" est impair) = 12 ⇒ <text:span text:style-name="T2">2</text:span> et retenue de 1</text:p>
      <text:p text:style-name="P3">6 + (7 : 2) + 1 (retenue précédente) = 10 ⇒ <text:span text:style-name="T2">0</text:span> et retenue de 1</text:p>
      <text:p text:style-name="P3">2 + (6 : 2) + 1 (retenue précédente) = <text:span text:style-name="T2">6</text:span> </text:p>
      <text:p text:style-name="P3">3 + (2 : 2) + 5 (car "3" est impair) = <text:span text:style-name="T2">9</text:span> </text:p>
      <text:p text:style-name="P3">0 + (3 : 2) = <text:span text:style-name="T2">1</text:span></text:p>
      <text:p text:style-name="P4">résultat de 19602</text:p>
      <text:h text:style-name="P2" text:outline-level="3"><text:bookmark text:name="Multiplication_par_7"/>Multiplication par 7</text:h>
      <text:p text:style-name="P6">Règle : <text:span text:style-name="T1">Doubler chaque chiffre et ajouter la moitié du voisin de droite, + 5 si le chiffre est impair.</text:span> </text:p>
      <text:p text:style-name="P6">Exemple 1 : 5314 x 7 = ? </text:p>
      <text:p text:style-name="P3">On commence par rajouter un 0 à gauche de 5314 ⇒ 05314 (remarque nº 4)</text:p>
      <text:p text:style-name="P3">4 * 2 = <text:span text:style-name="T2">8</text:span></text:p>
      <text:p text:style-name="P3">1 * 2 + (4 : 2) + 5 (car "1" est impair) = <text:span text:style-name="T2">9</text:span></text:p>
      <text:p text:style-name="P3">3 * 2 + (1 : 2) + 5 (car "3" est impair) = 11 ⇒ <text:span text:style-name="T2">1</text:span> et retenue de 1</text:p>
      <text:p text:style-name="P3">5 * 2 + (3 : 2) + 5 (car "5" est impair) + 1 (de retenue) = 17 ⇒ <text:span text:style-name="T2">7</text:span> et retenue de 1</text:p>
      <text:p text:style-name="P3">0 * 2 + (5 : 2) + 1 (retenue précédente) = <text:span text:style-name="T2">3</text:span></text:p>
      <text:p text:style-name="P4">résultat de 37198</text:p>
      <text:p text:style-name="P6">Exemple 2 : 3267 x 7 = ? </text:p>
      <text:p text:style-name="P3">On commence par rajouter un 0 à gauche de 3267 ⇒ 03267 (remarque nº 4)</text:p>
      <text:p text:style-name="P3">7 * 2 + 5 (car "7" est impair) = 19 ⇒ <text:span text:style-name="T2">9</text:span> et retenue de 1</text:p>
      <text:p text:style-name="P3">6 * 2 + (7 : 2) + 1 (de retenue) = 16 ⇒ <text:span text:style-name="T2">6</text:span> et retenue de 1</text:p>
      <text:p text:style-name="P3">2 * 2 + (6 : 2) + 1 (de retenue) = <text:span text:style-name="T2">8</text:span> </text:p>
      <text:p text:style-name="P3">3 * 2 + (2 : 2) + 5 (car "3" est impair) = 12 ⇒ <text:span text:style-name="T2">2</text:span> et retenue de 1</text:p>
      <text:p text:style-name="P3">0 * 2 + (3 : 2) + 1 (retenue précédente) = <text:span text:style-name="T2">2</text:span></text:p>
      <text:p text:style-name="P4">résultat de 22869</text:p>
      <text:h text:style-name="P2" text:outline-level="3"><text:bookmark text:name="Multiplication_par_8"/>Multiplication par 8</text:h>
      <text:p text:style-name="P6">Règle : <text:span text:style-name="T1">Soustraire le dernier chiffre de 10 et doubler le résultat. Soustraire les autres chiffres de 9. Doubler le résultat et ajouter au voisin de droite. Enlever 2 au premier chiffre.</text:span> </text:p>
      <text:p text:style-name="P6">Exemple 1 : 5314 x 8 = ? </text:p>
      <text:p text:style-name="P3">(10 - 4) * 2 = 12 ⇒ <text:span text:style-name="T2">2</text:span> et retenue de 1</text:p>
      <text:p text:style-name="P3">(9 - 1) * 2 + 4 + 1 (retenue) = 21 ⇒ <text:span text:style-name="T2">1</text:span> et retenue de 2</text:p>
      <text:p text:style-name="P3">(9 - 3) * 2 + 1 + 2 (de retenue) = 15 ⇒ <text:span text:style-name="T2">5</text:span> et retenue de 1</text:p>
      <text:p text:style-name="P3">(9 - 5) * 2 + 3 + 1 (de retenue) = 12 ⇒ <text:span text:style-name="T2">2</text:span> et retenue de 1</text:p>
      <text:p text:style-name="P3">(5 - 2) + 1 (de retenue) = <text:span text:style-name="T2">4</text:span></text:p>
      <text:p text:style-name="P4">résultat de 42512</text:p>
      <text:p text:style-name="P6">Exemple 2 : 3267 x 8 = ? </text:p>
      <text:p text:style-name="P3">(10 - 7) * 2 = <text:span text:style-name="T2">6</text:span> </text:p>
      <text:p text:style-name="P3"><text:soft-page-break/>(9 - 6) * 2 + 7 = 13 ⇒ <text:span text:style-name="T2">3</text:span> et retenue de 1</text:p>
      <text:p text:style-name="P3">(9 - 2) * 2 + 6 + 1 (de retenue) = 21 ⇒ <text:span text:style-name="T2">1</text:span> et retenue de 2</text:p>
      <text:p text:style-name="P3">(9 - 3) * 2 + 2 + 2 (de retenue) = 16 ⇒ <text:span text:style-name="T2">6</text:span> et retenue de 1</text:p>
      <text:p text:style-name="P3">(3 - 2) + 1 (de retenue) = <text:span text:style-name="T2">2</text:span></text:p>
      <text:p text:style-name="P4">résultat de 26136</text:p>
      <text:h text:style-name="P2" text:outline-level="3"><text:bookmark text:name="Multiplication_par_9"/>Multiplication par 9</text:h>
      <text:p text:style-name="P6">Règle : <text:span text:style-name="T1">Soustraire le dernier chiffre de 10, soustraire les autres de 9 et ajouter le résultat au voisin de droite. Soustraire 1 au premier chiffre.</text:span> </text:p>
      <text:p text:style-name="P6">Exemple 1 : 5314 x 9 = ? </text:p>
      <text:p text:style-name="P3">(10 - 4) = <text:span text:style-name="T2">6</text:span> </text:p>
      <text:p text:style-name="P3">(9 - 1) + 4 = 12 ⇒ <text:span text:style-name="T2">2</text:span> et retenue de 1</text:p>
      <text:p text:style-name="P3">(9 - 3) + 1 + 1 (de retenue) = <text:span text:style-name="T2">8</text:span></text:p>
      <text:p text:style-name="P3">(9 - 5) + 3 = <text:span text:style-name="T2">7</text:span> </text:p>
      <text:p text:style-name="P3">(5 - 1) <text:s/>= <text:span text:style-name="T2">4</text:span></text:p>
      <text:p text:style-name="P4">résultat de 47826</text:p>
      <text:p text:style-name="P6">Exemple 2 : 3267 x 9 = ? </text:p>
      <text:p text:style-name="P3">(10 - 7) = <text:span text:style-name="T2">3</text:span> </text:p>
      <text:p text:style-name="P3">(9 - 6) + 7 = 10 ⇒ <text:span text:style-name="T2">0</text:span> et retenue de 1</text:p>
      <text:p text:style-name="P3">(9 - 2) + 6 + 1 (de retenue) = 14 ⇒ <text:span text:style-name="T2">4</text:span> et retenue de 1</text:p>
      <text:p text:style-name="P3">(9 - 3) + 2 + 1 (de retenue) = <text:span text:style-name="T2">9</text:span></text:p>
      <text:p text:style-name="P3">(3 - 1) = <text:span text:style-name="T2">2</text:span></text:p>
      <text:p text:style-name="P4">Résultat de 29403</text:p>
      <text:h text:style-name="P2" text:outline-level="3"><text:bookmark text:name="Multiplication_par_10"/>Multiplication par 10</text:h>
      <text:p text:style-name="P6">Règle : <text:span text:style-name="T1">Rajouter un 0 à droite</text:span> </text:p>
      <text:h text:style-name="P2" text:outline-level="3"><text:bookmark text:name="Multiplication_par_11"/>Multiplication par 11</text:h>
      <text:p text:style-name="P6">Règle : <text:span text:style-name="T1">Recopier le dernier chiffre. Additionner 2 par 2 les chiffres voisins. Recopier le premier chiffre du multiplicande. Ajouter l'éventuelle retenue du calcul précédent.</text:span> </text:p>
      <text:p text:style-name="P6">Exemple : 3 422 x 11 = 37 642 </text:p>
      <text:p text:style-name="P3">Recopier <text:span text:style-name="T2">2</text:span>.</text:p>
      <text:p text:style-name="P3">2 + 2 = <text:span text:style-name="T2">4</text:span></text:p>
      <text:p text:style-name="P3">4 + 2 = <text:span text:style-name="T2">6</text:span></text:p>
      <text:p text:style-name="P3">3 + 4 = <text:span text:style-name="T2">7</text:span></text:p>
      <text:p text:style-name="P4">Recopier <text:span text:style-name="T2">3</text:span></text:p>
      <text:p text:style-name="P6"><text:line-break/>Exemple : 5 781 x 11 = 63 591 </text:p>
      <text:p text:style-name="P3">Recopier <text:span text:style-name="T2">1</text:span>.</text:p>
      <text:p text:style-name="P3">8 + 1 = <text:span text:style-name="T2">9</text:span></text:p>
      <text:p text:style-name="P3">7 + 8 = 15, on retient le <text:span text:style-name="T2">5</text:span> et on ajoutera une retenue au calcul suivant</text:p>
      <text:p text:style-name="P3"><text:soft-page-break/>5 + 7 = 12 + 1 = 13, on retient le <text:span text:style-name="T2">3</text:span> et on ajoutera une retenue au calcul suivant</text:p>
      <text:p text:style-name="P4">5 + 1 (retenue) = <text:span text:style-name="T2">6</text:span></text:p>
      <text:h text:style-name="P2" text:outline-level="3"><text:bookmark text:name="Multiplication_par_12"/>Multiplication par 12</text:h>
      <text:p text:style-name="P6">Règle : <text:span text:style-name="T1">Doubler chaque chiffre avant de l'ajouter à son voisin de droite. Recopier le premier chiffre (plus éventuellement la retenue).</text:span> </text:p>
      <text:p text:style-name="P6">Exemple 1 : 314 x 12 = 3 768 </text:p>
      <text:p text:style-name="P3">4 * 2 = <text:span text:style-name="T2">8</text:span></text:p>
      <text:p text:style-name="P3">1 * 2 + 4 = <text:span text:style-name="T2">6</text:span></text:p>
      <text:p text:style-name="P3">3 * 2 + 1 = <text:span text:style-name="T2">7</text:span></text:p>
      <text:p text:style-name="P4">Recopier <text:span text:style-name="T2">3</text:span></text:p>
      <text:p text:style-name="P6">Exemple 2 : 5267 x 12 = ? </text:p>
      <text:p text:style-name="P3">7 * 2 = 14 ⇒ <text:span text:style-name="T2">4</text:span> et retenue de 1</text:p>
      <text:p text:style-name="P3">6 * 2 + 7 + 1 (de retenue) = 20 ⇒ <text:span text:style-name="T2">0</text:span> et 2 de retenue</text:p>
      <text:p text:style-name="P3">2 * 2 + 6 + 2 (de retenue)= 12 ⇒ <text:span text:style-name="T2">2</text:span> et 1 de retenue</text:p>
      <text:p text:style-name="P3">5 * 2 + 2 + 1 (de retenue) = 13 ⇒ <text:span text:style-name="T2">3</text:span> et retenue de 1 </text:p>
      <text:p text:style-name="P3">Recopier 5 + 1 (de retenue) = <text:span text:style-name="T2">6</text:span></text:p>
      <text:p text:style-name="P4">Résultat de 63204</text:p>
      <text:h text:style-name="P2" text:outline-level="3"><text:bookmark text:name="Multiplication_par_13"/>Multiplication par 13</text:h>
      <text:p text:style-name="P6">Règle : <text:span text:style-name="T1">Tripler chaque chiffre avant de l'ajouter à son voisin de droite. Recopier le premier chiffre (plus éventuellement la retenue).</text:span> </text:p>
      <text:p text:style-name="P6">Exemple 1 : 321 x 13 = 4 173 </text:p>
      <text:p text:style-name="P3">1 * 3 = <text:span text:style-name="T2">3</text:span></text:p>
      <text:p text:style-name="P3">2 * 3 + 1 = <text:span text:style-name="T2">7</text:span></text:p>
      <text:p text:style-name="P3">3 * 3 + 2 = 11 ⇒ <text:span text:style-name="T2">1</text:span> et retenue de 1</text:p>
      <text:p text:style-name="P4">Recopier 3 + 1 (de retenue) = <text:span text:style-name="T2">4</text:span></text:p>
      <text:p text:style-name="P6">Exemple 2 : 1247 x 13 = ? </text:p>
      <text:p text:style-name="P3">7 * 3 = 21 ⇒ <text:span text:style-name="T2">1</text:span> et retenue de 2</text:p>
      <text:p text:style-name="P3">4 * 3 + 7 + 2 (de retenue) = 21 ⇒ <text:span text:style-name="T2">1</text:span> et 2 de retenue</text:p>
      <text:p text:style-name="P3">2 * 3 + 4 + 2 (de retenue)= 12 ⇒ <text:span text:style-name="T2">2</text:span> et 1 de retenue</text:p>
      <text:p text:style-name="P3">1 * 3 + 2 + 1 (de retenue) = <text:span text:style-name="T2">6</text:span></text:p>
      <text:p text:style-name="P3">Recopier 1</text:p>
      <text:p text:style-name="P4">Résultat de 16211</text:p>
      <text:h text:style-name="P1" text:outline-level="2"><text:bookmark text:name="Produit_en_croix"/><text:soft-page-break/>Produit en croix</text:h>
      <text:h text:style-name="P2" text:outline-level="3"><text:bookmark text:name="Nombres_à_deux_chiffres"/><text:bookmark text:name="Nombres_.C3.A0_deux_chiffres"/>Nombres à deux chiffres</text:h>
      <text:p text:style-name="P6">Pour multiplier ab par cd, on calcule de droite à gauche bd, ad+bc (le « produit en croix ») et ac, et on les additionne en tenant compte des décalages. </text:p>
      <text:p text:style-name="P6">Exemple : 47 x 53 = ? </text:p>
      <text:p text:style-name="P3">7 * 3 = 21 ⇒ <text:span text:style-name="T2">1</text:span> et retenue de 2</text:p>
      <text:p text:style-name="P3">4 * 3 + 7 * 5 + 2 (de retenue) = 49 ⇒ <text:span text:style-name="T2">9</text:span> et retenue de 4</text:p>
      <text:p text:style-name="P3">4 * 5 + 4 (de retenue) = 24 ⇒ <text:span text:style-name="T2">4</text:span> et retenue de <text:span text:style-name="T2">2</text:span></text:p>
      <text:p text:style-name="P4">Résultat <text:s/>: 2491</text:p>
      <text:h text:style-name="P2" text:outline-level="3"><text:bookmark text:name="Nombres_à_trois_chiffres"/><text:bookmark text:name="Nombres_.C3.A0_trois_chiffres"/>Nombres à trois chiffres</text:h>
      <text:p text:style-name="P6">Pour multiplier abc par def, on calcule de droite à gauche cf, bf+ce, af+be+cd, ae+bd (les « produits en croix ») et ad, et on les additionne en tenant compte des décalages. </text:p>
      <text:p text:style-name="P6">Exemple : 247 x 153 = ? </text:p>
      <text:p text:style-name="P3">7 * 3 = 21 ⇒ <text:span text:style-name="T2">1</text:span> et retenue de 2</text:p>
      <text:p text:style-name="P3">4 * 3 + 7 * 5 + 2 (de retenue) = 49 ⇒ <text:span text:style-name="T2">9</text:span> et retenue de 4</text:p>
      <text:p text:style-name="P3">2 * 3 + 4 * 5 + 7 * 1 + 4 (de retenue) = 37 ⇒ <text:span text:style-name="T2">7</text:span> et retenue de 3</text:p>
      <text:p text:style-name="P3">2 * 5 + 4 * 1 + 3 (de retenue) = 17 ⇒ <text:span text:style-name="T2">7</text:span> et retenue de 1</text:p>
      <text:p text:style-name="P3">2 * 1 + 1 (de retenue) = <text:span text:style-name="T2">3</text:span></text:p>
      <text:p text:style-name="P4">Résultat <text:s/>: 37791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0-05-19T16:44:08.257000000</dc:date>
    <meta:editing-duration>PT4M21S</meta:editing-duration>
    <meta:editing-cycles>2</meta:editing-cycles>
    <meta:document-statistic meta:table-count="0" meta:image-count="0" meta:object-count="0" meta:page-count="6" meta:paragraph-count="189" meta:word-count="2243" meta:character-count="8427" meta:non-whitespace-character-count="6314"/>
  </office:meta>
</office:document-meta>
</file>